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04dfad" officeooo:paragraph-rsid="0004dfad" style:font-size-asian="14pt" style:font-size-complex="14pt"/>
    </style:style>
    <style:style style:name="P2" style:family="paragraph" style:parent-style-name="Standard">
      <style:paragraph-properties fo:text-align="start" style:justify-single-word="false"/>
      <style:text-properties fo:font-size="14pt" officeooo:rsid="0004dfad" officeooo:paragraph-rsid="0005df79" style:font-size-asian="14pt" style:font-size-complex="14pt"/>
    </style:style>
    <style:style style:name="P3" style:family="paragraph" style:parent-style-name="Standard">
      <style:paragraph-properties fo:text-align="start" style:justify-single-word="false"/>
      <style:text-properties fo:font-size="14pt" officeooo:rsid="0004dfad" officeooo:paragraph-rsid="0007c8a4" style:font-size-asian="14pt" style:font-size-complex="14pt"/>
    </style:style>
    <style:style style:name="P4" style:family="paragraph" style:parent-style-name="Standard" style:list-style-name="L4">
      <style:paragraph-properties fo:text-align="start" style:justify-single-word="false"/>
      <style:text-properties fo:font-size="14pt" officeooo:rsid="0004dfad" officeooo:paragraph-rsid="0007c8a4" style:font-size-asian="14pt" style:font-size-complex="14pt"/>
    </style:style>
    <style:style style:name="P5" style:family="paragraph" style:parent-style-name="Standard">
      <style:paragraph-properties fo:text-align="start" style:justify-single-word="false"/>
      <style:text-properties fo:font-size="14pt" officeooo:rsid="0004dfad" officeooo:paragraph-rsid="000b5adc" style:font-size-asian="14pt" style:font-size-complex="14pt"/>
    </style:style>
    <style:style style:name="P6" style:family="paragraph" style:parent-style-name="Standard" style:list-style-name="L11">
      <style:paragraph-properties fo:text-align="start" style:justify-single-word="false"/>
      <style:text-properties fo:font-size="14pt" officeooo:paragraph-rsid="0007c8a4" style:font-size-asian="14pt" style:font-size-complex="14pt"/>
    </style:style>
    <style:style style:name="P7" style:family="paragraph" style:parent-style-name="Standard" style:list-style-name="L12">
      <style:paragraph-properties fo:text-align="start" style:justify-single-word="false"/>
      <style:text-properties fo:font-size="14pt" officeooo:rsid="0007c8a4" officeooo:paragraph-rsid="0007c8a4" style:font-size-asian="14pt" style:font-size-complex="14pt"/>
    </style:style>
    <style:style style:name="P8" style:family="paragraph" style:parent-style-name="Standard" style:list-style-name="L12">
      <style:paragraph-properties fo:text-align="start" style:justify-single-word="false"/>
      <style:text-properties fo:font-size="14pt" officeooo:rsid="00097756" officeooo:paragraph-rsid="00097756" style:font-size-asian="14pt" style:font-size-complex="14pt"/>
    </style:style>
    <style:style style:name="P9" style:family="paragraph" style:parent-style-name="Standard" style:list-style-name="L12">
      <style:paragraph-properties fo:text-align="start" style:justify-single-word="false"/>
      <style:text-properties fo:font-size="14pt" officeooo:rsid="000c3b01" officeooo:paragraph-rsid="000c3b01" style:font-size-asian="14pt" style:font-size-complex="14pt"/>
    </style:style>
    <style:style style:name="P10" style:family="paragraph" style:parent-style-name="Standard">
      <style:paragraph-properties fo:text-align="start" style:justify-single-word="false"/>
      <style:text-properties fo:font-size="14pt" officeooo:rsid="000c3b01" officeooo:paragraph-rsid="000c3b01" style:font-size-asian="14pt" style:font-size-complex="14pt"/>
    </style:style>
    <style:style style:name="P11" style:family="paragraph" style:parent-style-name="Standard">
      <style:paragraph-properties fo:text-align="start" style:justify-single-word="false"/>
      <style:text-properties fo:font-size="14pt" fo:font-weight="bold" officeooo:rsid="0004dfad" officeooo:paragraph-rsid="0004dfad" style:font-size-asian="14pt" style:font-weight-asian="bold" style:font-size-complex="14pt" style:font-weight-complex="bold"/>
    </style:style>
    <style:style style:name="P12" style:family="paragraph" style:parent-style-name="Standard" style:list-style-name="L12">
      <style:paragraph-properties fo:text-align="start" style:justify-single-word="false"/>
      <style:text-properties fo:font-size="14pt" officeooo:rsid="000c3b01" officeooo:paragraph-rsid="000c3b01" fo:background-color="transparent" style:font-size-asian="14pt" style:font-size-complex="14pt"/>
    </style:style>
    <style:style style:name="P13" style:family="paragraph" style:parent-style-name="Standard">
      <style:paragraph-properties fo:text-align="start" style:justify-single-word="false"/>
      <style:text-properties officeooo:rsid="0004dfad" officeooo:paragraph-rsid="0004dfad"/>
    </style:style>
    <style:style style:name="P14" style:family="paragraph" style:parent-style-name="Standard">
      <style:paragraph-properties fo:text-align="start" style:justify-single-word="false"/>
      <style:text-properties officeooo:paragraph-rsid="0004dfad"/>
    </style:style>
    <style:style style:name="P15" style:family="paragraph" style:parent-style-name="Standard">
      <style:paragraph-properties fo:text-align="start" style:justify-single-word="false"/>
      <style:text-properties officeooo:paragraph-rsid="0007c8a4"/>
    </style:style>
    <style:style style:name="P16" style:family="paragraph" style:parent-style-name="Standard" style:list-style-name="L7">
      <style:paragraph-properties fo:text-align="start" style:justify-single-word="false"/>
      <style:text-properties officeooo:paragraph-rsid="0005df79"/>
    </style:style>
    <style:style style:name="P17" style:family="paragraph" style:parent-style-name="Standard" style:list-style-name="L8">
      <style:paragraph-properties fo:text-align="start" style:justify-single-word="false"/>
      <style:text-properties officeooo:paragraph-rsid="0004dfad"/>
    </style:style>
    <style:style style:name="P18" style:family="paragraph" style:parent-style-name="Standard" style:list-style-name="L9">
      <style:paragraph-properties fo:text-align="start" style:justify-single-word="false"/>
      <style:text-properties officeooo:paragraph-rsid="0004dfad"/>
    </style:style>
    <style:style style:name="P19" style:family="paragraph" style:parent-style-name="Standard" style:list-style-name="L10">
      <style:paragraph-properties fo:text-align="start" style:justify-single-word="false"/>
      <style:text-properties officeooo:paragraph-rsid="0007c8a4"/>
    </style:style>
    <style:style style:name="P20" style:family="paragraph" style:parent-style-name="Standard" style:list-style-name="L11">
      <style:paragraph-properties fo:text-align="start" style:justify-single-word="false"/>
      <style:text-properties officeooo:paragraph-rsid="000c90a3"/>
    </style:style>
    <style:style style:name="P21" style:family="paragraph" style:parent-style-name="Standard" style:list-style-name="L12">
      <style:paragraph-properties fo:text-align="start" style:justify-single-word="false"/>
      <style:text-properties officeooo:paragraph-rsid="00097756"/>
    </style:style>
    <style:style style:name="P22" style:family="paragraph" style:parent-style-name="Standard" style:list-style-name="L12">
      <style:paragraph-properties fo:text-align="start" style:justify-single-word="false"/>
      <style:text-properties officeooo:paragraph-rsid="000a7f0b"/>
    </style:style>
    <style:style style:name="P23" style:family="paragraph" style:parent-style-name="Standard" style:list-style-name="L12">
      <style:paragraph-properties fo:text-align="start" style:justify-single-word="false"/>
      <style:text-properties officeooo:paragraph-rsid="000c3b01"/>
    </style:style>
    <style:style style:name="P24" style:family="paragraph" style:parent-style-name="Standard" style:list-style-name="L12">
      <style:paragraph-properties fo:text-align="start" style:justify-single-word="false"/>
      <style:text-properties officeooo:rsid="000a7f0b" officeooo:paragraph-rsid="000a7f0b"/>
    </style:style>
    <style:style style:name="P25" style:family="paragraph" style:parent-style-name="Standard" style:list-style-name="L12">
      <style:paragraph-properties fo:text-align="start" style:justify-single-word="false"/>
      <style:text-properties officeooo:rsid="000b5adc" officeooo:paragraph-rsid="000b5adc"/>
    </style:style>
    <style:style style:name="P26" style:family="paragraph" style:parent-style-name="Standard" style:list-style-name="L12">
      <style:paragraph-properties fo:text-align="start" style:justify-single-word="false"/>
      <style:text-properties officeooo:rsid="000c3b01" officeooo:paragraph-rsid="000c3b01"/>
    </style:style>
    <style:style style:name="P27" style:family="paragraph" style:parent-style-name="Standard">
      <style:paragraph-properties fo:text-align="start" style:justify-single-word="false"/>
      <style:text-properties officeooo:rsid="000c3b01" officeooo:paragraph-rsid="000c3b01"/>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T3" style:family="text">
      <style:text-properties fo:font-size="14pt" fo:font-weight="bold" officeooo:rsid="0004dfad" style:font-size-asian="14pt" style:font-weight-asian="bold" style:font-size-complex="14pt" style:font-weight-complex="bold"/>
    </style:style>
    <style:style style:name="T4" style:family="text">
      <style:text-properties fo:font-size="14pt" fo:font-weight="bold" officeooo:rsid="0007c8a4" style:font-size-asian="14pt" style:font-weight-asian="bold" style:font-size-complex="14pt" style:font-weight-complex="bold"/>
    </style:style>
    <style:style style:name="T5" style:family="text">
      <style:text-properties fo:font-size="14pt" fo:font-weight="bold" officeooo:rsid="000c90a3"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4pt" officeooo:rsid="0004dfad" style:font-size-asian="14pt" style:font-size-complex="14pt"/>
    </style:style>
    <style:style style:name="T8" style:family="text">
      <style:text-properties fo:font-size="14pt" officeooo:rsid="0007c8a4" style:font-size-asian="14pt" style:font-size-complex="14pt"/>
    </style:style>
    <style:style style:name="T9" style:family="text">
      <style:text-properties fo:font-size="14pt" officeooo:rsid="00097756" style:font-size-asian="14pt" style:font-size-complex="14pt"/>
    </style:style>
    <style:style style:name="T10" style:family="text">
      <style:text-properties fo:font-size="14pt" officeooo:rsid="000a7f0b" style:font-size-asian="14pt" style:font-size-complex="14pt"/>
    </style:style>
    <style:style style:name="T11" style:family="text">
      <style:text-properties fo:font-size="14pt" officeooo:rsid="000b5adc" style:font-size-asian="14pt" style:font-size-complex="14pt"/>
    </style:style>
    <style:style style:name="T12" style:family="text">
      <style:text-properties fo:font-size="14pt" officeooo:rsid="000c90a3" style:font-size-asian="14pt" style:font-size-complex="14pt"/>
    </style:style>
    <style:style style:name="T13" style:family="text">
      <style:text-properties fo:font-size="14pt" officeooo:rsid="000d4892" style:font-size-asian="14pt" style:font-size-complex="14pt"/>
    </style:style>
    <style:style style:name="T14" style:family="text">
      <style:text-properties fo:font-size="14pt" officeooo:rsid="00097756" fo:background-color="#ffff00" loext:char-shading-value="0" style:font-size-asian="14pt" style:font-size-complex="14pt"/>
    </style:style>
    <style:style style:name="T15" style:family="text">
      <style:text-properties fo:font-size="14pt" fo:background-color="#ffff00" loext:char-shading-value="0" style:font-size-asian="14pt" style:font-size-complex="14pt"/>
    </style:style>
    <style:style style:name="T16" style:family="text">
      <style:text-properties fo:font-size="14pt" officeooo:rsid="000a7f0b" fo:background-color="#ffff00" loext:char-shading-value="0" style:font-size-asian="14pt" style:font-size-complex="14pt"/>
    </style:style>
    <style:style style:name="T17" style:family="text">
      <style:text-properties fo:font-size="14pt" officeooo:rsid="000b5adc" fo:background-color="#ffff00" loext:char-shading-value="0" style:font-size-asian="14pt" style:font-size-complex="14pt"/>
    </style:style>
    <style:style style:name="T18" style:family="text">
      <style:text-properties fo:font-size="14pt" officeooo:rsid="000c3b01" fo:background-color="#ffff00" loext:char-shading-value="0" style:font-size-asian="14pt" style:font-size-complex="14pt"/>
    </style:style>
    <style:style style:name="T19" style:family="text">
      <style:text-properties fo:font-size="14pt" officeooo:rsid="000c90a3" fo:background-color="#ffff00" loext:char-shading-value="0" style:font-size-asian="14pt" style:font-size-complex="14pt"/>
    </style:style>
    <style:style style:name="T20" style:family="text">
      <style:text-properties fo:font-size="14pt" fo:background-color="transparent" loext:char-shading-value="0" style:font-size-asian="14pt" style:font-size-complex="14pt"/>
    </style:style>
    <style:style style:name="T21" style:family="text">
      <style:text-properties fo:font-size="14pt" officeooo:rsid="000b5adc" fo:background-color="transparent" loext:char-shading-value="0" style:font-size-asian="14pt" style:font-size-complex="14pt"/>
    </style:style>
    <style:style style:name="T22" style:family="text">
      <style:text-properties fo:font-size="14pt" officeooo:rsid="000c3b01" fo:background-color="transparent" loext:char-shading-value="0" style:font-size-asian="14pt" style:font-size-complex="14pt"/>
    </style:style>
    <style:style style:name="T23" style:family="text">
      <style:text-properties fo:font-size="14pt" officeooo:rsid="000c90a3" fo:background-color="transparent" loext:char-shading-value="0" style:font-size-asian="14pt" style:font-size-complex="14pt"/>
    </style:style>
    <style:style style:name="T24" style:family="text">
      <style:text-properties officeooo:rsid="0007c8a4"/>
    </style:style>
    <style:style style:name="T25" style:family="text">
      <style:text-properties officeooo:rsid="00097756"/>
    </style:style>
    <style:style style:name="T26" style:family="text">
      <style:text-properties fo:background-color="#ffff00" loext:char-shading-value="0"/>
    </style:style>
    <style:style style:name="T27" style:family="text">
      <style:text-properties fo:background-color="#ffff00" loext:char-shading-value="0"/>
    </style:style>
    <style:style style:name="T28" style:family="text">
      <style:text-properties fo:background-color="transparent" loext:char-shading-value="0"/>
    </style:style>
    <style:style style:name="T29" style:family="text">
      <style:text-properties officeooo:rsid="000c90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3cm" fo:text-indent="-0.635cm" fo:margin-left="1.7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8cm" fo:text-indent="-0.635cm" fo:margin-left="2.4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3cm" fo:text-indent="-0.635cm" fo:margin-left="3.0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8cm" fo:text-indent="-0.635cm" fo:margin-left="3.6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3cm" fo:text-indent="-0.635cm" fo:margin-left="4.3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8cm" fo:text-indent="-0.635cm" fo:margin-left="4.9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3cm" fo:text-indent="-0.635cm" fo:margin-left="5.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8cm" fo:text-indent="-0.635cm" fo:margin-left="6.2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3cm" fo:text-indent="-0.635cm" fo:margin-left="6.8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8cm" fo:text-indent="-0.635cm" fo:margin-left="7.48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773cm" fo:text-indent="-0.635cm" fo:margin-left="1.7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8cm" fo:text-indent="-0.635cm" fo:margin-left="2.4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3cm" fo:text-indent="-0.635cm" fo:margin-left="3.0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8cm" fo:text-indent="-0.635cm" fo:margin-left="3.6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3cm" fo:text-indent="-0.635cm" fo:margin-left="4.3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8cm" fo:text-indent="-0.635cm" fo:margin-left="4.9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3cm" fo:text-indent="-0.635cm" fo:margin-left="5.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8cm" fo:text-indent="-0.635cm" fo:margin-left="6.2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3cm" fo:text-indent="-0.635cm" fo:margin-left="6.8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8cm" fo:text-indent="-0.635cm" fo:margin-left="7.48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73cm" fo:text-indent="-0.635cm" fo:margin-left="1.7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8cm" fo:text-indent="-0.635cm" fo:margin-left="2.4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3cm" fo:text-indent="-0.635cm" fo:margin-left="3.0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8cm" fo:text-indent="-0.635cm" fo:margin-left="3.6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3cm" fo:text-indent="-0.635cm" fo:margin-left="4.3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8cm" fo:text-indent="-0.635cm" fo:margin-left="4.9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3cm" fo:text-indent="-0.635cm" fo:margin-left="5.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8cm" fo:text-indent="-0.635cm" fo:margin-left="6.2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3cm" fo:text-indent="-0.635cm" fo:margin-left="6.8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8cm" fo:text-indent="-0.635cm" fo:margin-left="7.48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Backend Web Development</text:span> <text:span text:style-name="T6"><text:s/></text:span></text:p>
      <text:p text:style-name="P1"><text:span text:style-name="T2">Introduction</text:span> </text:p>
      <text:list xml:id="list1703136805" text:style-name="L7">
        <text:list-item>
          <text:p text:style-name="P16">There is a shell and a kernel. The shell is what the human interacts with (Command line or GUI). The the shell then interact with the Kernel. The kernel interacts with the actual hardware. A Linux is the kernel</text:p>
        </text:list-item>
      </text:list>
      <text:p text:style-name="P2"/>
      <text:p text:style-name="P2"><text:span text:style-name="T2">ES vs. CJS</text:span></text:p>
      <text:list xml:id="list1835438890" text:style-name="L8">
        <text:list-item>
          <text:p text:style-name="P17">The ES module: format is the official standard format to package JavaScript code for reuse and most modern web browsers naively support the modules.</text:p>
          <text:list>
            <text:list-item>
              <text:p text:style-name="P17">When requesting a node library you must type: </text:p>
              <text:list>
                <text:list-item>
                  <text:p text:style-name="P17"><text:span text:style-name="T8">I</text:span><text:span text:style-name="T7">mport * as fs from 'node:fs/promises';</text:span></text:p>
                </text:list-item>
              </text:list>
            </text:list-item>
          </text:list>
        </text:list-item>
        <text:list-item>
          <text:p text:style-name="P17"><text:span text:style-name="T7">A Promise is a JavaScript object that links producing code and consuming code.</text:span></text:p>
        </text:list-item>
        <text:list-item>
          <text:p text:style-name="P17"><text:span text:style-name="T7">CJS: Node.js, however, supports the CommonJS module format by default. CommonJS modules load using require(), and variables and functions export from a CommonJS module with module.exports.</text:span></text:p>
          <text:list>
            <text:list-item>
              <text:p text:style-name="P17"><text:span text:style-name="T7">When requesting a node library you must type: </text:span></text:p>
              <text:list>
                <text:list-item>
                  <text:p text:style-name="P17"><text:span text:style-name="T7">const fs = require('node:fs/promises');</text:span></text:p>
                </text:list-item>
              </text:list>
            </text:list-item>
          </text:list>
        </text:list-item>
        <text:list-item>
          <text:p text:style-name="P17"><text:span text:style-name="T7">A Promise is a JavaScript object that links producing code and consuming code.</text:span></text:p>
        </text:list-item>
      </text:list>
      <text:p text:style-name="P1"/>
      <text:p text:style-name="P1"><text:span text:style-name="T2">Node JS Introduction</text:span> </text:p>
      <text:list xml:id="list937380312" text:style-name="L9">
        <text:list-item>
          <text:p text:style-name="P18"><text:span text:style-name="T7">Node JS is used to build desktop applications and running JS on other servers not just the server the .js file was created in</text:span></text:p>
        </text:list-item>
        <text:list-item>
          <text:p text:style-name="P18"><text:span text:style-name="T7">To run a .js file within your own server, type the following in the cmd </text:span></text:p>
          <text:list>
            <text:list-item>
              <text:p text:style-name="P18"><text:span text:style-name="T7">node &lt;name of your file, should end with a .js&gt; </text:span></text:p>
            </text:list-item>
            <text:list-item>
              <text:p text:style-name="P18"><text:span text:style-name="T7">This is similar to running a python file </text:span></text:p>
            </text:list-item>
          </text:list>
        </text:list-item>
      </text:list>
      <text:p text:style-name="P1"/>
      <text:p text:style-name="P1"><text:span text:style-name="T2">REPL (Read Evaluation Print Loops) JS Introduction</text:span> </text:p>
      <text:list xml:id="list979409817" text:style-name="L10">
        <text:list-item>
          <text:p text:style-name="P19"><text:span text:style-name="T7">REPL works similarly as the Google Chrome Console which allows to execute bits of code</text:span></text:p>
        </text:list-item>
        <text:list-item>
          <text:p text:style-name="P19"><text:span text:style-name="T7">REPL is activated by typing “node” then enter</text:span></text:p>
          <text:list>
            <text:list-item>
              <text:p text:style-name="P19"><text:span text:style-name="T7">Then we can type any code and that code will execute as expected it would in </text:span></text:p>
            </text:list-item>
          </text:list>
        </text:list-item>
      </text:list>
      <text:p text:style-name="P1"/>
      <text:p text:style-name="P11">var vs. const</text:p>
      <text:p text:style-name="P1"><text:s text:c="4"/>• var, varies the variable</text:p>
      <text:p text:style-name="P1"><text:s text:c="8"/>◦ var a = 5. This will let us reassign a with a different variable other than 5 later on </text:p>
      <text:p text:style-name="P1"><text:s text:c="4"/>• const, once set it is set in stone </text:p>
      <text:p text:style-name="P1"><text:s text:c="8"/>◦ const a = 5. This will Never let us reassign a with a different variable other than 5 later on. The error you will get is “Uncaught TypeError: Assignment to constant variable”</text:p>
      <text:p text:style-name="P1"><text:span text:style-name="T2">Native Node Modules</text:span> </text:p>
      <text:p text:style-name="P1"><text:soft-page-break/><text:s text:c="4"/>• Native modules are libraries created by the node team. It can be found at https://nodejs.org/docs/latest/api/</text:p>
      <text:p text:style-name="P1"><text:s text:c="4"/>• Example, utilizing the “file system” module. The node:fs module enables interacting with the file system in a way modelled on standard POSIX functions.</text:p>
      <text:p text:style-name="P1"><text:s text:c="4"/>• Using any of the fs module require requesting it first. Therefore you must type the following “CJS” in the .js file: </text:p>
      <text:p text:style-name="P1"><text:s text:c="8"/>◦ const fs = require('node:fs');</text:p>
      <text:p text:style-name="P1"><text:s text:c="8"/>◦ Example 1. To have an actual file that reads documents: </text:p>
      <text:p text:style-name="P1"><text:s text:c="12"/>▪ We typed the following in the cmd: “node intro_backend/index.js” while in a main folder called “web_dev” </text:p>
      <text:p text:style-name="P1">const fs = require('node:fs');</text:p>
      <text:p text:style-name="P1">const data = fs.readFileSync('intro_backend/hi.txt', 'utf8');</text:p>
      <text:p text:style-name="P1">console.log(data);</text:p>
      <text:p text:style-name="P1"><text:s text:c="12"/>▪ Having “ intro_backend/hi.txt” is because once index.js is executed in the cmd (while in the parent of the “intro_backend” folder) it will need to go into “intro_backend” then find “hi.txt” to read it </text:p>
      <text:p text:style-name="P1"><text:s text:c="8"/>◦ Example 2. To have an actual file that reads documents: </text:p>
      <text:p text:style-name="P1"><text:s text:c="12"/>▪ We typed the following in the cmd: “node intro_backend/index.js” while in a main folder called “web_dev” </text:p>
      <text:p text:style-name="P1"><text:s text:c="4"/>• const fs = require('node:fs');</text:p>
      <text:p text:style-name="P14"><text:s text:c="4"/>• const data = fs.readFileSync('hello.txt', 'utf8');</text:p>
      <text:p text:style-name="P1"><text:s text:c="6"/>console.log(data);</text:p>
      <text:p text:style-name="P1"><text:s text:c="12"/>▪ Having “ hello.txt” is because once index.js is executed in the cmd (while in the parent of the “intro_backend” folder) it will not need to go into “intro_backend” then find “hello.txt” to read it, because the “hello.txt” file is located in the parent folder</text:p>
      <text:p text:style-name="P1"><text:s text:c="12"/>▪ It is all about where you execute the JS code with respect to the cmd. If there is no path inside the .js file then it will assume the file is in the same directory as where ever you executed the code from</text:p>
      <text:p text:style-name="P1"/>
      <text:p text:style-name="P15"><text:span text:style-name="T5">JSON (JavaScript Object Notation), </text:span><text:span text:style-name="T3">NPM </text:span><text:span text:style-name="T4">(Node </text:span><text:span text:style-name="T3">Package Manager</text:span><text:span text:style-name="T4">)</text:span><text:span text:style-name="T3"> &amp; </text:span><text:span text:style-name="T4">Utilization of </text:span><text:span text:style-name="T3">External Node Modules</text:span><text:span text:style-name="T7"> </text:span></text:p>
      <text:list xml:id="list1427948506" text:style-name="L11">
        <text:list-item>
          <text:p text:style-name="P20"><text:span text:style-name="T12">JSON, is a file format that is used to organize data and it is a simple way of structuring data</text:span></text:p>
        </text:list-item>
        <text:list-item>
          <text:p text:style-name="P6">NPM is the package manager for external modules. External node modules are </text:p>
        </text:list-item>
      </text:list>
      <text:p text:style-name="P3">libraries created by the public found at <text:a xlink:type="simple" xlink:href="https://nodejs.org/docs/latest/api/" text:style-name="Internet_20_link" text:visited-style-name="Visited_20_Internet_20_Link">https://nodejs.org/docs/latest/api/</text:a></text:p>
      <text:list xml:id="list723214518" text:style-name="L4">
        <text:list-item>
          <text:p text:style-name="P4"><text:s/><text:span text:style-name="T24">The steps to utilize NPM within a .js project: </text:span></text:p>
        </text:list-item>
      </text:list>
      <text:list xml:id="list1007762915" text:style-name="L12">
        <text:list-item>
          <text:p text:style-name="P7">Within the same folder the .js file is created at. Type “<text:span text:style-name="T27">npm init</text:span>”. <text:span text:style-name="T25">This will run through a utility that will help you create a .json file. Then, when done press enter </text:span></text:p>
        </text:list-item>
        <text:list-item>
          <text:p text:style-name="P21"><text:span text:style-name="T9">Type the name of the package you want to have in that folder. That package will have a .json form. The name of the package will be inside parentheses (e.g., </text:span><text:span text:style-name="T14">(intro_backend)</text:span><text:span text:style-name="T9">). When done press enter</text:span></text:p>
        </text:list-item>
        <text:list-item>
          <text:p text:style-name="P8">Type the version (e.g., (1.0.0))</text:p>
        </text:list-item>
        <text:list-item>
          <text:p text:style-name="P21"><text:soft-page-break/><text:span text:style-name="T9">Enter a description about the package (e.g., “</text:span><text:span text:style-name="T14">Thi s is an intro to backend dev (node) project and within it. few other packages for fictional characters generation names</text:span><text:span text:style-name="T9">”)</text:span></text:p>
        </text:list-item>
        <text:list-item>
          <text:p text:style-name="P24"><text:span text:style-name="T9">E</text:span><text:span text:style-name="T6">nter the “enter point”. This is the name of the main .js file. It is recommended that you create that js file before hand. (e.g., (</text:span><text:span text:style-name="T15">index.js</text:span><text:span text:style-name="T6">))</text:span></text:p>
          <text:list>
            <text:list-item>
              <text:p text:style-name="P24"><text:span text:style-name="T6">Entry point is the javascript file that will be invoked when consumers of your module “require” it, this file will include the main logic for your module, or if it is a large module you can export public functions found with other files (typically in the lib directory</text:span></text:p>
            </text:list-item>
            <text:list-item>
              <text:p text:style-name="P24"><text:span text:style-name="T6">For any project, entry point is the file from which execution starts. It depends on project configuration and run time environment of the technology we are using. Examples : For a node.js project app.js is used initializes the app and glues everything together.</text:span></text:p>
            </text:list-item>
          </text:list>
        </text:list-item>
        <text:list-item>
          <text:p text:style-name="P24"><text:span text:style-name="T6">Ignore, “test command”, “git repository”, “keywords” <text:s/></text:span></text:p>
        </text:list-item>
        <text:list-item>
          <text:p text:style-name="P22"><text:span text:style-name="T10">Enter the “author”’s name (e.g., </text:span><text:span text:style-name="T16">Moe</text:span><text:span text:style-name="T10">)</text:span></text:p>
        </text:list-item>
        <text:list-item>
          <text:p text:style-name="P24"><text:span text:style-name="T6">Enter the licence e.g., ((</text:span><text:span text:style-name="T15">ISC</text:span><text:span text:style-name="T6">) or (</text:span><text:span text:style-name="T15">MIT</text:span><text:span text:style-name="T6">))</text:span></text:p>
        </text:list-item>
        <text:list-item>
          <text:p text:style-name="P24"><text:span text:style-name="T6">A preview of the .json file will be made. If you type “</text:span><text:span text:style-name="T15">(yes)</text:span><text:span text:style-name="T6">”. Then, it will proceed to creating it. </text:span><text:span text:style-name="T11">Now within the same folder a .json file has been created</text:span></text:p>
        </text:list-item>
        <text:list-item>
          <text:p text:style-name="P25"><text:span text:style-name="T6">Begin installing an NPM external module: </text:span></text:p>
          <text:list>
            <text:list-item>
              <text:p text:style-name="P25"><text:span text:style-name="T6">Go to the NPM site &amp; search for a module you are interested in (e.g., Type “</text:span><text:span text:style-name="T15">Marvel names</text:span><text:span text:style-name="T6">” and you may select the package “</text:span><text:span text:style-name="T15">marvel-characters</text:span><text:span text:style-name="T20">”</text:span><text:span text:style-name="T6">)</text:span></text:p>
            </text:list-item>
            <text:list-item>
              <text:p text:style-name="P25"><text:span text:style-name="T6">Click on the package to view how you may install the package and how the package work. This is usually under Usage. </text:span></text:p>
            </text:list-item>
            <text:list-item>
              <text:p text:style-name="P26"><text:span text:style-name="T6">For the </text:span><text:span text:style-name="T11">“</text:span><text:span text:style-name="T17">marvel-characters</text:span><text:span text:style-name="T21">” </text:span><text:span text:style-name="T20">to install it the author mentioned typing “</text:span><text:span text:style-name="T15">npm install marvel-characters [--g|--save]</text:span><text:span text:style-name="T20">” </text:span></text:p>
            </text:list-item>
            <text:list-item>
              <text:p text:style-name="P23"><text:span text:style-name="T22">Type the required installation of the package in the same folder the .json file is at. In the cmd type “</text:span><text:span text:style-name="T18">npm install marvel-characters</text:span><text:span text:style-name="T22">” to install the package. This will add a new .json file that comes from the package it self and updates your current .json file by adding the package under “dependencies”. </text:span><text:span text:style-name="T23">Also, a “</text:span><text:span text:style-name="T19">node_modules</text:span><text:span text:style-name="T23">” folder will be created and it will contain all the packages that the packages you installed depend on</text:span></text:p>
            </text:list-item>
            <text:list-item>
              <text:p text:style-name="P9"><text:span text:style-name="T28">In the .js file. You may request the package and utilize it. For example the author suggested typing: </text:span></text:p>
            </text:list-item>
          </text:list>
        </text:list-item>
      </text:list>
      <text:p text:style-name="P10"><text:span text:style-name="T27">var</text:span> marvel = <text:span text:style-name="T27">require</text:span>('marvel-characters')</text:p>
      <text:p text:style-name="P10"><text:span text:style-name="T27">console</text:span>.<text:span text:style-name="T27">log</text:span>(marvel())</text:p>
      <text:p text:style-name="P10"><text:span text:style-name="T27">console</text:span><text:span text:style-name="T28">.</text:span><text:span text:style-name="T27">log</text:span><text:span text:style-name="T28">(marvel.characters)</text:span></text:p>
      <text:list xml:id="list85629093903003" text:continue-numbering="true" text:style-name="L12">
        <text:list-item>
          <text:list>
            <text:list-item>
              <text:p text:style-name="P12">Run the .js file from the cmd by type “<text:span text:style-name="T26">node (the name of the .js file)</text:span>”</text:p>
            </text:list-item>
          </text:list>
        </text:list-item>
      </text:list>
      <text:p text:style-name="P27"/>
      <text:p text:style-name="P27"/>
      <text:p text:style-name="P5"><text:span text:style-name="T6"/></text:p>
      <text:p text:style-name="P1"/>
      <text:p text:style-name="P1"><text:s text:c="14"/></text:p>
      <text:p text:style-name="P1"><text:soft-page-break/></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8T07:39:50.332584735</meta:creation-date>
    <dc:date>2022-09-13T08:56:28.028227514</dc:date>
    <meta:editing-duration>PT17M29S</meta:editing-duration>
    <meta:editing-cycles>3</meta:editing-cycles>
    <meta:generator>LibreOffice/6.4.7.2$Linux_X86_64 LibreOffice_project/40$Build-2</meta:generator>
    <meta:document-statistic meta:table-count="0" meta:image-count="0" meta:object-count="0" meta:page-count="4" meta:paragraph-count="71" meta:word-count="1145" meta:character-count="6707" meta:non-whitespace-character-count="5492"/>
  </office:meta>
</office:document-meta>
</file>